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top="0in" fo:margin-bottom="0.111in" style:contextual-spacing="false"/>
      <style:text-properties officeooo:paragraph-rsid="0014657f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Standard">
      <style:text-properties style:font-name="times new roman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font-name="times new roman" style:font-family-complex="'Times New Roman'" style:font-family-generic-complex="system" style:font-pitch-complex="variable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4657f"/>
    </style:style>
    <style:style style:name="T5" style:family="text">
      <style:text-properties style:font-name="times new roman" officeooo:rsid="0005afb0" style:font-family-complex="'Times New Roman'" style:font-family-generic-complex="system" style:font-pitch-complex="variable"/>
    </style:style>
    <style:style style:name="T6" style:family="text">
      <style:text-properties style:font-name="times new roman" officeooo:rsid="0014bc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Jan Maurice Götze</text:span><text:span text:style-name="T3"><text:line-break/></text:span><text:span text:style-name="T2">Tisnesvegen 7</text:span><text:span text:style-name="T3"><text:line-break/></text:span><text:span text:style-name="T2">9006 Tromsø</text:span><text:span text:style-name="T3"><text:tab/><text:tab/><text:tab/><text:tab/><text:tab/><text:tab/><text:tab/><text:tab/><text:tab/><text:tab/></text:span><text:span text:style-name="T4">25</text:span><text:span text:style-name="T2">.0</text:span><text:span text:style-name="T5">3</text:span><text:span text:style-name="T2">.2025</text:span><text:span text:style-name="T3"><text:line-break/><text:line-break/>UiT Norges arktiske universitet</text:span><text:span text:style-name="T5"><text:line-break/></text:span>Hansine Hansens veg 18, 9019 Tromsø<text:span text:style-name="T3"><text:line-break/></text:span><text:span text:style-name="T6">Knut Eilif Schrøder</text:span></text:p>
      <text:p text:style-name="P2"/>
      <text:p text:style-name="P2">Mitt navn er Jan, og jeg er for tiden elev på Breivang videregående skole hvor jeg studerer informasjonsteknologi nivå 2. Jeg ønsker å søke om utplassering hos dere i uke 14 og 15, da jeg er svært interessert i IT-sikkerhet og hvordan denne ivaretas i kritiske systemer, samt hvordan store nettverksinfrastrukturer driftes og vedlikeholdes i en akademisk institusjon.</text:p>
      <text:p text:style-name="P2">Jeg har erfaring med nettverk og systemadministrasjon gjennom utdanningen min, og jeg har kjennskap til teknologi som FortiGate-brannmurer og Windows Server. I tillegg har jeg praktisk erfaring med Linux og DNS-konfigurasjon, og jeg jobber for tiden med å sette opp en lokal webserver. Jeg ønsker å forstå hvordan dere sikrer stabil og sikker IT-drift for studenter og ansatte, samt hvordan akademiske miljøer håndterer IT-sikkerhet og nettverksadministrasjon.</text:p>
      <text:p text:style-name="P2">Jeg er lærevillig, strukturert og opptatt av å tilegne meg ny kunnskap. En utplassering hos dere vil gi meg verdifull erfaring og innsikt i hvordan IT-systemer driftes i en stor organisasjon. Jeg håper på muligheten til å bidra positivt samtidig som jeg får lære mer om sikkerhetsarbeid og nettverksdrift i praksis.</text:p>
      <text:p text:style-name="P2">Jeg ser frem til å høre fra dere og håper på muligheten til å lære mer fra deres dyktige fagmiljø.</text:p>
      <text:p text:style-name="P2">Vennlig hilsen, </text:p>
      <text:p text:style-name="P2">Jan Maurice Götze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6T13:51:13.233392922</meta:creation-date>
    <dc:date>2025-03-26T15:13:16.330745376</dc:date>
    <meta:editing-duration>PT1H22M3S</meta:editing-duration>
    <meta:editing-cycles>2</meta:editing-cycles>
    <meta:generator>LibreOffice/25.2.1.2$Linux_X86_64 LibreOffice_project/520$Build-2</meta:generator>
    <meta:print-date>2025-03-26T14:06:03.999063690</meta:print-date>
    <meta:printed-by>PDF files</meta:printed-by>
    <meta:document-statistic meta:table-count="0" meta:image-count="0" meta:object-count="0" meta:page-count="1" meta:paragraph-count="7" meta:word-count="221" meta:character-count="1425" meta:non-whitespace-character-count="1200"/>
  </office:meta>
</office:document-meta>
</file>